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or.serviceChanged( Service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ctivator.stop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ator.initialize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tivator.start( Bundl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hellTuiRunnable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hellTuiRunnabl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